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AIK-0894</text:p>
          </table:table-cell>
          <table:table-cell office:value-type="string" calcext:value-type="string">
            <text:p>2024-12-11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99376" calcext:value-type="float">
            <text:p>45.2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IK-0894</text:p>
          </table:table-cell>
          <table:table-cell office:value-type="string" calcext:value-type="string">
            <text:p>2021-12-02 15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6196" calcext:value-type="float">
            <text:p>46.16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IK-0894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10144" calcext:value-type="float">
            <text:p>46.1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IK-0894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1436" calcext:value-type="float">
            <text:p>46.3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IK-0894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12352" calcext:value-type="float">
            <text:p>47.01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IK-0894</text:p>
          </table:table-cell>
          <table:table-cell office:value-type="string" calcext:value-type="string">
            <text:p>200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2188" calcext:value-type="float">
            <text:p>45.5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IK-0894</text:p>
          </table:table-cell>
          <table:table-cell office:value-type="string" calcext:value-type="string">
            <text:p>200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3816" calcext:value-type="float">
            <text:p>46.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84" meta:object-count="0"/>
    <meta:user-defined meta:name="AppVersion">3.0</meta:user-defined>
  </office:meta>
</office:document-meta>
</file>